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3E00000EC401D21166F0916EC8.jpg" manifest:media-type="image/jpeg"/>
  <manifest:file-entry manifest:full-path="Pictures/100000000000031A0000046352D6361EEAD61F4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16cm, 7.858cm, 17.3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Figura1" text:anchor-type="char" svg:x="-1.924cm" svg:y="0.298cm" svg:width="19.711cm" svg:height="15.108cm" draw:z-index="1"><draw:image xlink:href="Pictures/100000000000103E00000EC401D21166F0916EC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x="-1.413cm" svg:y="0.095cm" svg:width="19.565cm" svg:height="20.779cm" draw:z-index="0"><draw:image xlink:href="Pictures/100000000000031A0000046352D6361EEAD61F41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30T15:21:00.232000000</meta:creation-date>
    <dc:date>2021-08-30T19:22:06.449000000</dc:date>
    <meta:editing-duration>PT3M3S</meta:editing-duration>
    <meta:editing-cycles>3</meta:editing-cycles>
    <meta:generator>LibreOffice/6.4.5.2$Windows_x86 LibreOffice_project/a726b36747cf2001e06b58ad5db1aa3a9a1872d6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